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76f3" officeooo:paragraph-rsid="000776f3"/>
    </style:style>
    <style:style style:name="P2" style:family="paragraph" style:parent-style-name="Standard">
      <style:text-properties officeooo:rsid="0008fdaf" officeooo:paragraph-rsid="0008fdaf"/>
    </style:style>
    <style:style style:name="P3" style:family="paragraph" style:parent-style-name="Standard">
      <style:text-properties fo:font-weight="bold" officeooo:rsid="000a7268" officeooo:paragraph-rsid="000a7268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776f3" officeooo:paragraph-rsid="000776f3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officeooo:rsid="0024fc5f" officeooo:paragraph-rsid="0024fc5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e452" style:font-weight-asian="normal" style:font-weight-complex="normal"/>
    </style:style>
    <style:style style:name="T3" style:family="text">
      <style:text-properties fo:font-weight="normal" officeooo:rsid="000ec57c" style:font-weight-asian="normal" style:font-weight-complex="normal"/>
    </style:style>
    <style:style style:name="T4" style:family="text">
      <style:text-properties fo:font-weight="normal" officeooo:rsid="00100429" style:font-weight-asian="normal" style:font-weight-complex="normal"/>
    </style:style>
    <style:style style:name="T5" style:family="text">
      <style:text-properties fo:font-weight="normal" officeooo:rsid="00118138" style:font-weight-asian="normal" style:font-weight-complex="normal"/>
    </style:style>
    <style:style style:name="T6" style:family="text">
      <style:text-properties fo:font-weight="normal" officeooo:rsid="00126d9b" style:font-weight-asian="normal" style:font-weight-complex="normal"/>
    </style:style>
    <style:style style:name="T7" style:family="text">
      <style:text-properties fo:font-weight="normal" officeooo:rsid="001407ed" style:font-weight-asian="normal" style:font-weight-complex="normal"/>
    </style:style>
    <style:style style:name="T8" style:family="text">
      <style:text-properties fo:font-weight="normal" officeooo:rsid="00146da8" style:font-weight-asian="normal" style:font-weight-complex="normal"/>
    </style:style>
    <style:style style:name="T9" style:family="text">
      <style:text-properties fo:font-weight="normal" officeooo:rsid="0014f314" style:font-weight-asian="normal" style:font-weight-complex="normal"/>
    </style:style>
    <style:style style:name="T10" style:family="text">
      <style:text-properties fo:font-weight="normal" officeooo:rsid="0017ed07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officeooo:rsid="00118138"/>
    </style:style>
    <style:style style:name="T14" style:family="text">
      <style:text-properties style:text-underline-style="none" fo:font-weight="normal" officeooo:rsid="0017ed07" style:font-weight-asian="normal" style:font-weight-complex="normal"/>
    </style:style>
    <style:style style:name="T15" style:family="text">
      <style:text-properties style:text-underline-style="none" fo:font-weight="normal" officeooo:rsid="001b9777" style:font-weight-asian="normal" style:font-weight-complex="normal"/>
    </style:style>
    <style:style style:name="T16" style:family="text">
      <style:text-properties style:text-underline-style="none" fo:font-weight="bold" officeooo:rsid="001b9777" style:font-weight-asian="bold" style:font-weight-complex="bold"/>
    </style:style>
    <style:style style:name="T17" style:family="text">
      <style:text-properties officeooo:rsid="001d6339"/>
    </style:style>
    <style:style style:name="T18" style:family="text">
      <style:text-properties officeooo:rsid="001dde95"/>
    </style:style>
    <style:style style:name="T19" style:family="text">
      <style:text-properties fo:font-style="italic" officeooo:rsid="001dde95" style:font-style-asian="italic" style:font-style-complex="italic"/>
    </style:style>
    <style:style style:name="T20" style:family="text">
      <style:text-properties officeooo:rsid="00232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¿Que es un script?</text:p>
      <text:p text:style-name="P1">Archivo que contiene órdenes que se deben ejecutar se forma secuencial.</text:p>
      <text:p text:style-name="P2">Estos lenguajes son no compilados, interpretados directamente por la aplicación que lo ejecuta.</text:p>
      <text:p text:style-name="P2"/>
      <text:p text:style-name="P3">Javascript<text:span text:style-name="T1"> es </text:span><text:span text:style-name="T2">un lenguaje de entorno cliente. </text:span><text:span text:style-name="T3">Su nombre original era LiveScript, pero se cambió por JavaScript porque “Java” estaba de moda </text:span><text:span text:style-name="T4">en 1995 </text:span><text:span text:style-name="T3">(marketing). </text:span><text:span text:style-name="T13">ECMAScript</text:span><text:span text:style-name="T5"> </text:span><text:span text:style-name="T6">es </text:span><text:span text:style-name="T7">la especificación </text:span><text:span text:style-name="T6">estándar de Javascript. </text:span><text:span text:style-name="T8">Sus estándares son:</text:span></text:p>
      <text:p text:style-name="P3"><text:span text:style-name="T8"><text:tab/>-Imperativo:</text:span></text:p>
      <text:p text:style-name="P3"><text:span text:style-name="T8"><text:tab/>-Orientado a objetos:</text:span></text:p>
      <text:p text:style-name="Standard"><text:tab/>-Débilmente tipado:</text:p>
      <text:p text:style-name="Standard"><text:tab/>-Dinámico:</text:p>
      <text:p text:style-name="Standard"/>
      <text:p text:style-name="Standard"/>
      <text:p text:style-name="P5"><text:span text:style-name="T8">¿</text:span><text:span text:style-name="T1">Como usar JS?</text:span></text:p>
      <text:p text:style-name="Standard"><text:span text:style-name="T8">J</text:span><text:span text:style-name="T1">avascript se debe usar en un archivo </text:span>HTML<text:span text:style-name="T1">, </text:span><text:span text:style-name="T9">en la cabecera HTML, incrustado en HTML o referenciado en un archivo externo.</text:span></text:p>
      <text:p text:style-name="Standard"/>
      <text:p text:style-name="Standard"><text:span text:style-name="T10"><text:tab/><text:tab/><text:tab/><text:tab/>•</text:span><text:span text:style-name="T9">//</text:span><text:span text:style-name="T10">Ejemplos en VS code//•</text:span></text:p>
      <text:p text:style-name="Standard"/>
      <text:p text:style-name="Standard"/>
      <text:p text:style-name="P5"><text:span text:style-name="T10">P</text:span><text:span text:style-name="T1">alabras reservadas</text:span></text:p>
      <text:p text:style-name="Standard"><text:span text:style-name="T14">L</text:span><text:span text:style-name="T15">as palabras reservadas en Javascript son </text:span><text:span text:style-name="T16">b</text:span><text:span text:style-name="T12">reak, case, catch, continue, default, delete, do, else, finally, for, function, if, in, instanceof, new, null, return, switch, this, throw, try, typeof, var, void, while, with.</text:span></text:p>
      <text:p text:style-name="Standard"/>
      <text:p text:style-name="Standard"><text:span text:style-name="T17">Javascript </text:span><text:span text:style-name="T18">es </text:span><text:span text:style-name="T19">case sensitive</text:span><text:span text:style-name="T18"> y </text:span><text:span text:style-name="T17">no trata los espacios, tabulaciones y saltos de línea como otros navegadores.</text:span><text:line-break/></text:p>
      <text:p text:style-name="Standard"/>
      <text:p text:style-name="P5">Tipos usados en Javascript</text:p>
      <text:p text:style-name="P5"/>
      <text:p text:style-name="Standard">-<text:span text:style-name="T20">Numérico:</text:span></text:p>
      <text:p text:style-name="Standard">-<text:span text:style-name="T20">Booleano:</text:span></text:p>
      <text:p text:style-name="Standard">-<text:span text:style-name="T20">Carácter:</text:span></text:p>
      <text:p text:style-name="Standard">-<text:span text:style-name="T20">String o cadena:</text:span></text:p>
      <text:p text:style-name="Standard">-<text:span text:style-name="T20">Array:</text:span></text:p>
      <text:p text:style-name="Standard">-<text:span text:style-name="T20">Definidos por el usuario:</text:span></text:p>
      <text:p text:style-name="Standard"/>
      <text:p text:style-name="P6">Se pueden añadir comentarios con <text:span text:style-name="T11">//</text:span><text:span text:style-name="T1"> para única línea o /**/ para bloques.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8:59:13.063000000</meta:creation-date>
    <meta:generator>LibreOffice/7.6.1.2$Windows_X86_64 LibreOffice_project/f5defcebd022c5bc36bbb79be232cb6926d8f674</meta:generator>
    <dc:date>2023-09-21T09:20:11.145000000</dc:date>
    <meta:editing-duration>PT19M13S</meta:editing-duration>
    <meta:editing-cycles>28</meta:editing-cycles>
    <meta:document-statistic meta:table-count="0" meta:image-count="0" meta:object-count="0" meta:page-count="1" meta:paragraph-count="22" meta:word-count="177" meta:character-count="1176" meta:non-whitespace-character-count="1012"/>
  </office:meta>
</office:document-meta>
</file>